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 Tobie żyję,</text:span><text:span text:style-name="T1"><text:line-break/></text:span><text:span text:style-name="T1">w Tobie, Panie!</text:span><text:span text:style-name="T1"><text:line-break/></text:span><text:span text:style-name="T1">W Tobie umieram,</text:span><text:span text:style-name="T1"><text:line-break/></text:span><text:span text:style-name="T1">W Tobie zmartwychwstaję!</text:span><text:span text:style-name="T1"><text:line-break/></text:span><text:span text:style-name="T1">W Tobie wstaj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7:05:21</meta:creation-date>
    <dc:date>2017-03-29T20:20:58.78</dc:date>
    <dc:language>pl-PL</dc:language>
    <meta:editing-cycles>21</meta:editing-cycles>
    <meta:editing-duration>PT59M51S</meta:editing-duration>
    <dc:creator>Woda Życia</dc:cre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